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8cm" svg:height="9.004cm" svg:x="14.675cm" svg:y="0.319cm">
            <draw:object draw:notify-on-update-of-ranges="Sheet1.A1:Sheet1.A5 Sheet1.B1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620" calcext:value-type="float">
            <text:p>206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900" calcext:value-type="float">
            <text:p>34900</text:p>
          </table:table-cell>
        </table:table-row>
        <table:table-row table:style-name="ro1">
          <table:table-cell table:formula="of:=FORECAST(7;[.B1:.B5];[.A1:.A5])" office:value-type="float" office:value="46872.8" calcext:value-type="float">
            <text:p>46872,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4:35:16.801013082</meta:creation-date>
    <dc:date>2023-12-18T15:08:45.697920786</dc:date>
    <meta:editing-duration>PT23M18S</meta:editing-duration>
    <meta:editing-cycles>2</meta:editing-cycles>
    <meta:generator>LibreOffice/7.0.4.2$Linux_X86_64 LibreOffice_project/00$Build-2</meta:generator>
    <meta:document-statistic meta:table-count="1" meta:cell-count="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1.903cm" svg:y="3.954cm" style:legend-expansion="high" chart:style-name="ch2"/>
        <chart:plot-area chart:style-name="ch3" table:cell-range-address="Sheet1.A1:Sheet1.B5" svg:x="0.319cm" svg:y="0.18cm" svg:width="11.265cm" svg:height="8.645cm">
          <chart:coordinate-region svg:x="1.496cm" svg:y="0.379cm" svg:width="9.84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5" chart:class="chart:scatter">
            <chart:domain table:cell-range-address="Sheet1.A1:Sheet1.A5"/>
            <chart:regression-curve chart:style-name="ch8">
              <chart:equation chart:display-equation="true" chart:display-r-square="fals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</svg:desc>
                </draw:g>
              </table:table-cell>
              <table:table-cell office:value-type="float" office:value="2463">
                <text:p>2463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210">
                <text:p>11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620">
                <text:p>206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4900">
                <text:p>34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